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2.629cm"/>
      <style:paragraph-properties style:writing-mode="lr-tb"/>
    </style:style>
    <style:style style:name="pr6" style:family="presentation" style:parent-style-name="Обычный-title" style:list-style-name="L1">
      <style:graphic-properties fo:min-height="1.872cm"/>
      <style:paragraph-properties style:writing-mode="lr-tb"/>
    </style:style>
    <style:style style:name="pr7" style:family="presentation" style:parent-style-name="Обычный-title" style:list-style-name="L1">
      <style:graphic-properties fo:min-height="1.372cm"/>
      <style:paragraph-properties style:writing-mode="lr-tb"/>
    </style:style>
    <style:style style:name="pr8" style:family="presentation" style:parent-style-name="Обычный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Обычный-title" style:list-style-name="L1">
      <style:graphic-properties fo:min-height="1.372cm"/>
      <style:paragraph-properties style:writing-mode="lr-tb"/>
    </style:style>
    <style:style style:name="pr10" style:family="presentation" style:parent-style-name="Обычный-title" style:list-style-name="L1">
      <style:graphic-properties fo:min-height="1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margin-top="0.5cm" fo:margin-bottom="0cm"/>
      <style:text-properties fo:font-size="20pt" style:font-size-asian="20pt" style:font-size-complex="20pt"/>
    </style:style>
    <style:style style:name="P8" style:family="paragraph">
      <style:paragraph-properties fo:margin-top="0.5cm" fo:margin-bottom="0cm" fo:text-align="center"/>
      <style:text-properties fo:font-size="44pt" style:font-size-asian="44pt" style:font-size-complex="44pt"/>
    </style:style>
    <style:style style:name="P9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text-shadow="none" style:text-underline-style="none" fo:font-weight="normal" style:letter-kerning="true" fo:background-color="transparent" style:font-name-asian="Microsoft YaHei" style:font-size-asian="20pt" style:font-weight-asian="normal" style:font-name-complex="Lucida Sans" style:font-size-complex="20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Microsoft YaHei" style:font-size-asian="20pt" style:font-style-asian="italic" style:font-weight-asian="normal" style:font-name-complex="Lucida 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4</text:span><text:span text:style-name="T1"><text:line-break/></text:span><text:span text:style-name="T1">SOFTWARE TESTING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14cm" svg:x="1.4cm" svg:y="1cm" presentation:class="outline" presentation:user-transformed="true">
          <draw:text-box>
            <text:p>Тестирование ПО — это <text:span text:style-name="T2">динамическая</text:span> проверка того, что программа обеспечивает ожидаемое поведение на <text:span text:style-name="T2">конечном</text:span> наборе тестовых примеров, соответствующим образом <text:span text:style-name="T2">выбранных</text:span> из (обычно) бесконечной области.</text:p>
            <text:list text:style-name="L2">
              <text:list-item>
                <text:p><text:span text:style-name="T2">Динамическая</text:span> означает, что тестирование <text:span text:style-name="T2">всегда подразумевает выполнение</text:span> программы на выбранных входных данных. <text:span text:style-name="T2">Статические</text:span> методы отличаются от <text:s/>тестирования и дополняют его.</text:p>
              </text:list-item>
              <text:list-item>
                <text:p><text:span text:style-name="T2">Конечный</text:span>: Даже в простых программах теоретически возможно так много тестовых примеров, что для выполнения исчерпывающего тестирования могут потребоваться месяцы или годы. Тестирование всегда подразумевает <text:span text:style-name="T2">компромисс</text:span> между ограниченными ресурсами и графиками, с одной стороны, и изначально неограниченными требованиями к тестированию - с другой.</text:p>
              </text:list-item>
              <text:list-item>
                <text:p><text:span text:style-name="T2">Выбранные</text:span>: Методы тестирования существенно различаются в том, как выбирается набор тестов, и инженеры должны осознавать, что различные критерии отбора могут давать совершенно разную степень эффективности. На практике применяются методы анализа рисков.</text:p>
              </text:list-item>
              <text:list-item>
                <text:p><text:span text:style-name="T2">Ожидаемое</text:span>: должно быть возможно решить, являются ли наблюдаемые результаты тестирования программы приемлемыми или нет; в противном случае усилия по тестированию бесполезны. Наблюдаемое поведение может быть проверено на соответствие потребностям пользователя (<text:span text:style-name="T2">валидация</text:span>), спецификации (<text:span text:style-name="T2">верификация</text:span>) или ожидаемому поведению из неявных требований.</text:p>
              </text:list-item>
            </text:list>
            <text:p>Планирование тестирования ПО должно начинаться с ранних стадий процесса разработки требований, а планы и процедуры тестирования должны систематически разрабатываться и уточняться по мере разработки.</text:p>
            <text:p>Подход к качеству ПО основан на предотвращении: лучше предотвращать проблемы, чем исправлять их. Тестирование можно рассматривать как средство предоставления информации о функциональности и качествах программного обеспечения, а также для выявления неисправностей в тех случаях, когда предотвращение ошибок не было эффективным.</text:p>
            <text:p>Тестирование связано с разработкой ПО. Модульное и интеграционное тестирование тесно связаны с разработкой ПО и являются его частью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19">
        <office:forms form:automatic-focus="false" form:apply-design-mode="false"/>
        <draw:frame presentation:style-name="pr5" draw:layer="layout" svg:width="25.199cm" svg:height="2.629cm" svg:x="1.4cm" svg:y="6.428cm" presentation:class="title" presentation:user-transformed="true">
          <draw:text-box>
            <text:p>Основы тестирования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text-style-name="P4" draw:layer="layout" svg:width="25.199cm" svg:height="1.872cm" svg:x="1.4cm" svg:y="0.628cm" presentation:class="title" presentation:user-transformed="true">
          <draw:text-box>
            <text:p text:style-name="P4"><text:span text:style-name="T3">Терминология</text:span></text:p>
          </draw:text-box>
        </draw:frame>
        <draw:frame presentation:style-name="pr4" draw:text-style-name="P5" draw:layer="layout" svg:width="25.199cm" svg:height="11.815cm" svg:x="1.4cm" svg:y="3.685cm" presentation:class="outline" presentation:user-transformed="true">
          <draw:text-box>
            <text:p text:style-name="P5"><text:span text:style-name="T4">Следует различать причину </text:span><text:span text:style-name="T5">отказа</text:span><text:span text:style-name="T4"> (</text:span><text:span text:style-name="T5">ошибку</text:span><text:span text:style-name="T4">) и вызванный ей нежелательный эффект при оказании услуг системой (</text:span><text:span text:style-name="T5">сбой</text:span><text:span text:style-name="T4">). </text:span></text:p>
            <text:p text:style-name="P5"><text:span text:style-name="T6">В ПО могут быть </text:span><text:span text:style-name="T7">ошибки</text:span><text:span text:style-name="T8">, которые никогда не проявляются как сбои). Тестирование может выявить сбои, но именно </text:span><text:span text:style-name="T5">ошибки</text:span><text:span text:style-name="T4"> могут и должны быть устранены. Более общий термин «</text:span><text:span text:style-name="T5">дефект</text:span><text:span text:style-name="T4">» может использоваться для обозначения либо ошибки, либо отказа, когда различие не важно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7" draw:text-style-name="P4" draw:layer="layout" svg:width="25.199cm" svg:height="1.423cm" svg:x="1.4cm" svg:y="0.603cm" presentation:class="title" presentation:user-transformed="true">
          <draw:text-box>
            <text:p text:style-name="P4"><text:span text:style-name="T3">Ключевые аспекты тестирования</text:span></text:p>
          </draw:text-box>
        </draw:frame>
        <draw:frame presentation:style-name="pr4" draw:layer="layout" svg:width="25.199cm" svg:height="13cm" svg:x="1.4cm" svg:y="2.5cm" presentation:class="outline" presentation:user-transformed="true">
          <draw:text-box>
            <text:list text:style-name="L2">
              <text:list-item>
                <text:p>Критерии выбора теста — это средство выбора тестовых наборов или определения того, что набор тестовых наборов достаточен для определенной цели.</text:p>
              </text:list-item>
              <text:list-item>
                <text:p>Критерии адекватности теста могут использоваться для принятия решения о том, когда будет проведено достаточное тестирование или оно может быть завершено.</text:p>
              </text:list-item>
              <text:list-item>
                <text:p>При тестировании на обнаружение дефектов успешным считается тест, который приводит к сбою системы. Это отличается от тестирования с целью демонстрации соответствия ПО его спецификациям или другим желаемым свойствам (в этом случае тестирование считается успешным, если в реальных тестовых примерах и тестовых средах не наблюдается сбоев).</text:p>
              </text:list-item>
              <text:list-item>
                <text:p>Оракул — это человек или механический агент, который решает, правильно ли вела себя программа в данном тесте, и выносит вердикт «пройдено/не пройдено». Существуют различные виды оракулов: спецификации требований, поведенческие модели, аннотации к коду.</text:p>
              </text:list-item>
              <text:list-item>
                <text:p>Теоретические и практические ограничения: теория тестирования предостерегает от приписывания необоснованного уровня уверенности серии успешных тестов. Дейкстра писал: «Тестирование программы может быть использовано для того, чтобы показать наличие ошибок, но никогда - для того, чтобы показать их отсутствие». Полное тестирование неосуществимо в реальном ПО и всегда основывается на риске.</text:p>
              </text:list-item>
              <text:list-item>
                <text:p>Неосуществимые пути — это пути потока управления, которые не могут быть реализованы с помощью каких-либо входных данных. Они представляют серьезную проблему при тестировании на основе путей, особенно при автоматизированном вводе тестовых данных для реализации путей потока управления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5" draw:text-style-name="P6" draw:layer="layout" svg:width="25.199cm" svg:height="2.845cm" svg:x="1.4cm" svg:y="0.92cm" presentation:class="title" presentation:user-transformed="true">
          <draw:text-box>
            <text:p text:style-name="P4"><text:span text:style-name="T3">Связь тестирования с другими областями знаний</text:span></text:p>
          </draw:text-box>
        </draw:frame>
        <draw:frame presentation:style-name="pr4" draw:text-style-name="P5" draw:layer="layout" svg:width="25.199cm" svg:height="9.134cm" svg:x="1.422cm" svg:y="4.974cm" presentation:class="outline" presentation:user-transformed="true">
          <draw:text-box>
            <text:p text:style-name="P7"><text:span text:style-name="T8">Тестирование ПО связано с </text:span><text:span text:style-name="T4">другими областями знаний:</text:span></text:p>
            <text:list text:style-name="L2">
              <text:list-item>
                <text:p text:style-name="P7"><text:span text:style-name="T4">статическими методами управления качеством программного обеспечения;</text:span></text:p>
              </text:list-item>
              <text:list-item>
                <text:p text:style-name="P7"><text:span text:style-name="T4">доказательствами корректности;</text:span></text:p>
              </text:list-item>
              <text:list-item>
                <text:p text:style-name="P7"><text:span text:style-name="T4">отладкой;</text:span></text:p>
              </text:list-item>
              <text:list-item>
                <text:p text:style-name="P7"><text:span text:style-name="T4">разработкой ПО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8" draw:text-style-name="P8" draw:layer="layout" svg:width="25.199cm" svg:height="2.629cm" svg:x="1.4cm" svg:y="0.628cm" presentation:class="title">
          <draw:text-box>
            <text:p text:style-name="P8"><text:span text:style-name="T9">Уровни тестирования</text:span></text:p>
          </draw:text-box>
        </draw:frame>
        <draw:frame presentation:style-name="pr4" draw:text-style-name="P5" draw:layer="layout" svg:width="25.199cm" svg:height="7.319cm" svg:x="1.4cm" svg:y="5.5cm" presentation:class="outline" presentation:user-transformed="true">
          <draw:text-box>
            <text:p text:style-name="P7"><text:span text:style-name="T4">Тестирование ПО выполняется на разных уровнях в процессе разработки и сопровождения.</text:span></text:p>
            <text:p text:style-name="P7"><text:span text:style-name="T4">Уровни можно различать в зависимости от объекта тестирования (target) или цели (objective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9" draw:text-style-name="P4" draw:layer="layout" svg:width="25.199cm" svg:height="1.423cm" svg:x="1.4cm" svg:y="0.603cm" presentation:class="title" presentation:user-transformed="true">
          <draw:text-box>
            <text:p text:style-name="P4"><text:span text:style-name="T3">Объекты тестирования </text:span></text:p>
          </draw:text-box>
        </draw:frame>
        <draw:frame presentation:style-name="pr4" draw:layer="layout" svg:width="25.199cm" svg:height="12cm" svg:x="1.4cm" svg:y="2.6cm" presentation:class="outline" presentation:user-transformed="true">
          <draw:text-box>
            <text:p><text:span text:style-name="T10">Объектами тестирования могут быть: отдельный модуль, группа модулей (связанных назначением, использованием, поведением или структурой) или система в </text:span>целом. Они соответствуют трем этапам тестирования: модульное, интеграционное и системное. Эти три этапа тестирования не связаны с какой-либо моделью процесса.</text:p>
            <text:list text:style-name="L2">
              <text:list-item>
                <text:p text:style-name="P9"><text:span text:style-name="T10">Модульное тестирование проверяет изолированное функционирование элементов ПО, которые можно тестировать по отдельности. В зависимости от контекста это могут быть отдельные подпрограммы или более крупные компоненты. Как правило, модульное тестирование происходит с доступом к тестируемому коду и при поддержке средств отладки. Обычно модульное тестирование проводят программисты, написавшие код.</text:span></text:p>
              </text:list-item>
              <text:list-item>
                <text:p text:style-name="P9">Интеграционное тестирование — это процесс проверки взаимодействий между компонентами. Классические стратегии интеграционного тестирования — нисходящее и восходящее — часто используются с иерархически структурированным ПО.<text:line-break/>Современные стратегии интеграции, как правило, основаны на архитектуре, которая предполагает постепенную интеграцию программных компонентов. Инкрементная интеграция обычно предпочтительнее, чем одновременное объединение всех компонентов (тестирование «большого взрыва»).</text:p>
              </text:list-item>
              <text:list-item>
                <text:p text:style-name="P9">Системное тестирование связано с проверкой поведения всей системы. Оно подходит для оценки нефункциональных системных требований, таких как безопасность, скорость, точность и надежность. Внешние интерфейсы к другим приложениям, утилитам, аппаратным устройствам или операционным средам также обычно оцениваются на этом уровне.</text:p>
              </text:list-item>
            </text:list>
            <text:p text:style-name="P9"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10" draw:text-style-name="P4" draw:layer="layout" svg:width="25.199cm" svg:height="1.423cm" svg:x="1.4cm" svg:y="0.603cm" presentation:class="title" presentation:user-transformed="true">
          <draw:text-box>
            <text:p text:style-name="P4"><text:span text:style-name="T3">Цели тестирования</text:span></text:p>
          </draw:text-box>
        </draw:frame>
        <draw:frame presentation:style-name="pr4" draw:layer="layout" svg:width="25.199cm" svg:height="12.688cm" svg:x="1.258cm" svg:y="2.5cm" presentation:class="outline" presentation:user-transformed="true">
          <draw:text-box>
            <text:p text:style-name="P9">Тестирование проводится с учетом конкретных целей и может быть направлено на проверку различных свойств.</text:p>
            <text:p text:style-name="P9">Тестовые примеры предназначены для проверки функциональных и нефункциональных свойств. Цели тестирования варьируются в зависимости от объекта тестирования.</text:p>
            <text:list text:style-name="L2">
              <text:list-item>
                <text:p text:style-name="P9">Приемочное/ квалификационное тестирование определяет, удовлетворяет ли система критериям приемки, путем проверки желаемого поведения системы в соответствии с требованиями заказчика.</text:p>
              </text:list-item>
              <text:list-item>
                <text:p text:style-name="P9"><text:span text:style-name="T10">Тестирование установки — тестирование п</text:span>роцедуры установки системы, проводимое в рабочей среде с учетом конфигураций оборудования и других эксплуатационных ограничений.</text:p>
              </text:list-item>
              <text:list-item>
                <text:p text:style-name="P9">Альфа- и бета-тестирование: перед выпуском ПО оно предоставляется небольшой группе потенциальных пользователей для пробного использования (альфа-тестирование) и/или более широкому кругу пользователей (бета-тестирование). Эти пользователи сообщают о проблемах с продуктом.</text:p>
              </text:list-item>
              <text:list-item>
                <text:p text:style-name="P9">Оценка надежности — выявление и исправление ошибок.</text:p>
              </text:list-item>
              <text:list-item>
                <text:p text:style-name="P9">Регрессионное тестирование — выборочное повторное тестирование системы или компонента после модификации. Необходим компромисс между гарантией, предоставляемой регрессионным тестированием при внесении изменений, и ресурсами, необходимыми для выполнения регрессионных тестов. Регрессионное тестирование может проводиться на каждом из уровней тестирования</text:p>
              </text:list-item>
              <text:list-item>
                <text:p text:style-name="P9">Тестирование производительности проверяет соответствие ПО указанным требованиям к производительности, например, времени отклика.</text:p>
              </text:list-item>
              <text:list-item>
                <text:p text:style-name="P9"><text:span text:style-name="T10">Тестирование безопасности сосредоточено на проверке защищенности </text:span>ПО от внешних атак. В частности, тестирование безопасности проверяет конфиденциальность, целостность и доступность систем и их данных.</text:p>
              </text:list-item>
              <text:list-item>
                <text:p text:style-name="P9">Стресс-тестирование проверяет ПО при максимальной проектной нагрузке, а также за ее пределами, с целью определения ограничений и проверки защитных механизмов.</text:p>
              </text:list-item>
              <text:list-item>
                <text:p text:style-name="P9"><text:span text:style-name="T10">Сравнительное тестирование — тестирование, при котором выполняются два или более варианта программы с одинаковыми входными данными, сравниваются выходные данные и</text:span> в случае расхождений анализируются ошибки.</text:p>
              </text:list-item>
              <text:list-item>
                <text:p text:style-name="P9">Тестирование восстановления направлено на проверку возможностей перезапуска программного обеспечения после сбоя системы.</text:p>
              </text:list-item>
              <text:list-item>
                <text:p text:style-name="P9">Тестирование интерфейса направлено на проверку правильности взаимодействия компонентов.</text:p>
              </text:list-item>
              <text:list-item>
                <text:p text:style-name="P9">Тестирование конфигурации проверяет ПО в различных заданных конфигурациях.</text:p>
              </text:list-item>
              <text:list-item>
                <text:p text:style-name="P9"><text:span text:style-name="T10">Тестирование удобства использования предназначено для оценки, насколько конечным пользователям легко освоить</text:span> и использовать ПО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24T14:31:19.363000000</dc:date>
    <meta:editing-duration>PT15H4M38S</meta:editing-duration>
    <meta:editing-cycles>57</meta:editing-cycles>
    <meta:generator>LibreOffice/7.4.5.1$Windows_X86_64 LibreOffice_project/9c0871452b3918c1019dde9bfac75448afc4b57f</meta:generator>
    <meta:document-statistic meta:object-count="55"/>
  </office:meta>
</office:document-meta>
</file>